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solid" draw:fill-color="#4d4d4d" draw:stroke="none" draw:textarea-horizontal-align="left" draw:textarea-vertical-align="top" fo:margin="0.000000000000000pt" style:wrap="biggest" style:wrap-contour="true" style:wrap-contour-mode="full" style:wrap-dynamic-threshold="0.000000000000000pt" svg:fill-rule="nonzero"/>
    </style:style>
    <style:style style:name="gr2"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22.677204639999999pt"/>
    </style:style>
    <style:page-layout style:name="PL1">
      <style:page-layout-properties calligra:specialborder-bottom="none" calligra:specialborder-left="none" calligra:specialborder-right="none" calligra:specialborder-top="none" fo:border="0pt none #000000" fo:margin="0.000000000000000pt" fo:padding="0.000000000000000pt" fo:page-height="841.891222259999950pt" fo:page-width="595.276621799999930pt" style:print-orientation="portrait"/>
    </style:page-layout>
  </office:automatic-styles>
  <office:body>
    <office:drawing>
      <draw:page draw:name="" draw:id="page1" xml:id="page1" draw:master-page-name="Default">
        <draw:layer-set>
          <draw:layer draw:name=""/>
        </draw:layer-set>
        <draw:path draw:style-name="gr1" xml:id="shape-1" draw:id="shape-1" draw:layer="" svg:width="393.84615384615pt" svg:height="602.22657342656pt" svg:x="75.00000000000pt" svg:y="114.68181818182pt" svg:viewBox="0 0 394 602" svg:d="M24.6154 526.948L0 526.948L0 564.587L24.6154 564.587L24.6154 602.227L49.2308 602.227L49.2308 564.587L393.846 564.587L393.846 526.948M49.2308 526.948L49.2308 489.309L49.2308 451.67L49.2308 338.752L49.2308 301.113L49.2308 263.474L49.2308 225.835L49.2308 112.917L49.2308 112.623L49.2308 75.2783L49.2308 0L24.6154 0L24.6154 225.835L24.6154 263.474L24.6154 451.67L25.4503 527.188M24.6154 489.309M24.6154 489.309L24.6154 526.948M98.4615 526.948" calligra:nodeTypes="ccccccccccccccccccccccccccccc">
          <draw:glue-point draw:id="4" svg:x="0.50000000000pt" svg:y="0.50000000000pt" draw:align="center"/>
        </draw:path>
        <draw:path draw:style-name="gr2" xml:id="shape-2" draw:id="shape-2" draw:layer="" svg:width="0.90138246495pt" svg:height="181.67535720052pt" svg:x="212.44099340263pt" svg:y="410.12902155064pt" svg:viewBox="0 0 1 182" svg:d="M0.901382 4.10718e-14L0 181.35L0 181.35L0 181.675" calligra:nodeTypes="cccc">
          <draw:glue-point draw:id="4" svg:x="0.50000000000pt" svg:y="0.50000000000pt" draw:align="center"/>
        </draw:path>
        <draw:path draw:style-name="gr2" xml:id="shape-3" draw:id="shape-3" draw:layer="" svg:width="0.00000000000pt" svg:height="0.00000000000pt" svg:x="382.23179871520pt" svg:y="283.18468950749pt" svg:viewBox="0 0 0 0" svg:d="M0 0" calligra:nodeTypes="c">
          <draw:glue-point draw:id="4" svg:x="0.50000000000pt" svg:y="0.50000000000pt" draw:align="center"/>
        </draw:path>
        <draw:path draw:style-name="gr2" xml:id="shape-4" draw:id="shape-4" draw:layer="" svg:width="0.56693011600pt" svg:height="158.17350236400pt" svg:x="383.58339544568pt" svg:y="381.48308815775pt" svg:viewBox="0 0 1 158" svg:d="M0 158.174C0 64.2642 0.188976 11.5396 0.56693 0C0.56693 0 0.56693 0 0.56693 0" calligra:nodeTypes="ccc">
          <draw:glue-point draw:id="4" svg:x="0.50000000000pt" svg:y="0.50000000000pt" draw:align="center"/>
        </draw:path>
        <draw:path draw:style-name="gr2" xml:id="shape-5" draw:id="shape-5" draw:layer="" svg:width="0.00000000000pt" svg:height="0.00000000000pt" svg:x="255.27141327623pt" svg:y="481.27890792291pt" svg:viewBox="0 0 0 0" svg:d="M0 0" calligra:nodeTypes="c">
          <draw:glue-point draw:id="4" svg:x="0.50000000000pt" svg:y="0.50000000000pt" draw:align="center"/>
        </draw:path>
        <draw:path draw:style-name="gr2" xml:id="shape-6" draw:id="shape-6" draw:layer="" svg:width="86.53271663486pt" svg:height="137.91151713681pt" svg:x="169.45990340994pt" svg:y="257.79538497469pt" svg:viewBox="0 0 87 138" svg:d="M0 137.912C57.6885 137.912 86.5327 137.912 86.5327 137.912C86.5327 45.9705 86.5327 0 86.5327 0C29.4452 0 0.901382 0 0.901382 0C0.901382 87.1357 0.600922 130.703 0 130.7" calligra:nodeTypes="ccccc">
          <draw:glue-point draw:id="4" svg:x="0.50000000000pt" svg:y="0.50000000000pt" draw:align="center"/>
        </draw:path>
        <draw:path draw:style-name="gr2" xml:id="shape-7" draw:id="shape-7" draw:layer="" svg:width="0.00000000000pt" svg:height="87.43409909981pt" svg:x="212.72626172737pt" svg:y="168.55852094499pt" svg:viewBox="0 0 0 87" svg:d="M0 87.4341C0 29.1447 0 0 0 0" calligra:nodeTypes="cc">
          <draw:glue-point draw:id="4" svg:x="0.50000000000pt" svg:y="0.50000000000pt" draw:align="center"/>
        </draw:path>
        <draw:path draw:style-name="gr2" xml:id="shape-8" draw:id="shape-8" draw:layer="" svg:width="0.28346505800pt" svg:height="70.29933438400pt" svg:x="381.78063051578pt" svg:y="138.10982262220pt" svg:viewBox="0 0 0 70" svg:d="M0 70.2993C0 28.5618 0.094488 5.12869 0.283465 0C0.283465 0 0.283465 0 0.283465 0" calligra:nodeTypes="ccc">
          <draw:glue-point draw:id="4" svg:x="0.50000000000pt" svg:y="0.50000000000pt" draw:align="center"/>
        </draw:path>
        <draw:path draw:style-name="gr2" xml:id="shape-9" draw:id="shape-9" draw:layer="" svg:width="86.06792653735pt" svg:height="137.82357356066pt" svg:x="341.62395421472pt" svg:y="222.64146884178pt" svg:viewBox="0 0 86 138" svg:d="M0 137.824C57.3787 137.824 86.0679 137.824 86.0679 137.824C86.0679 45.941 86.0679 0 86.0679 0C29.287 0 0.896541 0 0.896541 0C0.896541 87.0798 0.597694 130.619 0 130.616" calligra:nodeTypes="ccccc">
          <draw:glue-point draw:id="4" svg:x="0.50000000000pt" svg:y="0.50000000000pt" draw:align="center"/>
        </draw:path>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1.89</meta:generator>
    <dc:title/>
    <meta:initial-creator>Unknown</meta:initial-creator>
    <meta:editing-cycles>10</meta:editing-cycles>
    <dc:date>2018-09-21T11:59:40</dc:date>
    <meta:creation-date>2018-09-21T09:46:30</meta:creation-date>
    <dc:creator>dev</dc:creator>
  </office:meta>
</office:document-meta>
</file>